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6602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922in"/>
    </style:style>
    <style:style style:name="co7" style:family="table-column">
      <style:table-column-properties fo:break-before="auto" style:column-width="1.5291in"/>
    </style:style>
    <style:style style:name="co8" style:family="table-column">
      <style:table-column-properties fo:break-before="auto" style:column-width="1.2016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4.1043in" fo:break-before="auto" style:use-optimal-row-height="fals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Sr No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TestCase Name</text:p>
          </table:table-cell>
          <table:table-cell table:style-name="ce1" office:value-type="string">
            <text:p>Summary</text:p>
          </table:table-cell>
          <table:table-cell table:style-name="ce1" office:value-type="string">
            <text:p>Pre-Requisites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s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Excuted by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Screens Captured</text:p>
          </table:table-cell>
          <table:table-cell table:style-name="ce7" table:number-columns-repeated="1011"/>
        </table:table-row>
        <table:table-row table:style-name="ro2">
          <table:table-cell table:style-name="ce2" office:value-type="string" table:number-columns-spanned="13" table:number-rows-spanned="1">
            <text:p>Internal User: View Customer Dashboard with Dispensed Weights chart</text:p>
          </table:table-cell>
          <table:covered-table-cell table:number-columns-repeated="12" table:style-name="ce2"/>
          <table:table-cell table:style-name="ce7"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1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Internal user should be able perform click functionality on drop down button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Vview_Dispensed_Weights_chart</text:p>
          </table:table-cell>
          <table:table-cell table:style-name="ce4" office:value-type="string">
            <text:p>FUN_ Dashboard_View Customer_Check Customer Table_Dispensed weights chart_02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Internal user should be able see the expanded dash board with chart according to the prototype 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3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text:s/>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User should be able to select to hide/unhide one or more of the lines from the chart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4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 Set Date in the Date field</text:p>
            <text:p>10. Click on Annually / Monthly/Daily button</text:p>
            <text:p>11. Click on EXPORT button</text:p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Internal user should be able to download the report successfully. 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5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select the required fields to be displayed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Internal user should be able to view required fields to be displayed</text:p>
            <text:p>In chart with details of date, average additional rate, addition rate, and target rate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6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Set Date in the Date field</text:p>
            <text:p>9. Click on Annually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THEN system should display the details in chart for each year data containing values for average addition rate, addition rate and target rate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7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Set Date in the Date field</text:p>
            <text:p>9. Click on monthly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THEN system should display the details in chart for each month data containing values for average addition rate, addition rate and target rate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8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Set Date in the Date field</text:p>
            <text:p>9. Click on Daily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THEN system should display the details in chart for each day data containing values for average addition rate, addition rate and target rate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09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>9. Set Date in the Date field</text:p>
            <text:p>10. Click on Annually / Monthly/Daily button</text:p>
            <text:p>11. Click on EXPORT button</text:p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User should have option to select/deselect columns to be displayed in the report. Minimum one column selection would be mandatory 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4" office:value-type="string">
            <text:p>View_Dispensed_Weights_chart</text:p>
          </table:table-cell>
          <table:table-cell table:style-name="ce4" office:value-type="string">
            <text:p>FUN_ Dashboard_View Customer_Check Customer Table_Dispensed weights chart_10</text:p>
          </table:table-cell>
          <table:table-cell office:value-type="string">
            <text:p>As an AIM user, I should be able to view my customers' Dispensed Weights chart so that I can monitor additions over time</text:p>
            <text:p/>
            <text:p>The following fields should be displayed on a chart with X-axis: Date and Y-axis: Weight</text:p>
            <text:p/>
            <text:p>Average Addition Rate</text:p>
            <text:p/>
            <text:p>Addition Rate</text:p>
            <text:p/>
            <text:p>Target Rate</text:p>
            <text:p/>
            <text:p>System should displayed the latest data refresh date and time </text:p>
          </table:table-cell>
          <table:table-cell table:style-name="ce4" office:value-type="string">
            <text:p>Customer's Table in Dashboard should be visible with drop down functionality which enables us to view dispensed weights chart</text:p>
          </table:table-cell>
          <table:table-cell table:style-name="ce5" office:value-type="string">
            <text:p>1. Launch the AIM <text:s/>Application </text:p>
            <text:p>2. Enter the JM-AIM <text:s/>Internal Username</text:p>
            <text:p>3. Enter the JM-AIM <text:s text:c="2"/>InternalPassword</text:p>
            <text:p>4. Click on Login button</text:p>
            <text:p>5. AIM Overview Page will be open</text:p>
            <text:p>6.Go to the customers Table</text:p>
            <text:p>7. Click on Expand button right corner of the table </text:p>
            <text:p>8. Click on the chart button </text:p>
            <text:p/>
            <text:p/>
          </table:table-cell>
          <table:table-cell table:style-name="ce5" office:value-type="string">
            <text:p>Username : XXXXXX</text:p>
            <text:p>Password : *****</text:p>
          </table:table-cell>
          <table:table-cell table:style-name="ce5" office:value-type="string">
            <text:p>Based on the selection criteria of frequency - Date/Month/Year, appropriate value for date selection, month selection and year selection should be available to from date selection box </text:p>
          </table:table-cell>
          <table:table-cell table:style-name="ce6" table:number-columns-repeated="4"/>
          <table:table-cell table:style-name="Excel_20_Built-in_20_Normal" table:number-columns-repeated="1012"/>
        </table:table-row>
        <table:table-row table:style-name="ro4" table:number-rows-repeated="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6">01/16/2022</text:date>, <text:time>11:0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veen kunchala</meta:initial-creator>
    <meta:creation-date>2022-01-16T10:00:15.82</meta:creation-date>
    <dc:date>2022-01-16T11:07:18.70</dc:date>
    <dc:creator>praveen kunchala</dc:creator>
    <meta:editing-duration>PT12M38S</meta:editing-duration>
    <meta:editing-cycles>1</meta:editing-cycles>
    <meta:generator>OpenOffice/4.1.7$Win32 OpenOffice.org_project/417m1$Build-9800</meta:generator>
    <meta:document-statistic meta:table-count="3" meta:cell-count="94" meta:object-count="0"/>
  </office:meta>
</office:document-meta>
</file>